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fill-color="#ff0000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0000" draw:textarea-vertical-align="middle" draw:auto-grow-height="false" fo:min-height="0.749cm" fo:min-width="0.499cm"/>
    </style:style>
    <style:style style:name="gr5" style:family="graphic" style:parent-style-name="standard">
      <style:graphic-properties draw:fill-color="#99ccff" draw:textarea-vertical-align="middle" draw:auto-grow-height="false" fo:min-height="0.749cm" fo:min-width="0.499cm"/>
    </style:style>
    <style:style style:name="gr6" style:family="graphic" style:parent-style-name="standard">
      <style:graphic-properties draw:fill="gradient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Symbol" fo:font-size="4pt"/>
    </style:style>
    <style:style style:name="P6" style:family="paragraph">
      <style:paragraph-properties fo:margin-left="0cm" fo:margin-right="0cm" fo:text-align="center" fo:text-indent="0cm"/>
      <style:text-properties fo:font-family="Symbol" fo:font-size="6pt"/>
    </style:style>
    <style:style style:name="P7" style:family="paragraph">
      <style:text-properties fo:font-size="12pt"/>
    </style:style>
    <style:style style:name="P8" style:family="paragraph">
      <style:text-properties fo:font-size="8pt"/>
    </style:style>
    <style:style style:name="P9" style:family="paragraph">
      <style:text-properties fo:font-size="10pt"/>
    </style:style>
    <style:style style:name="P10" style:family="paragraph">
      <style:text-properties fo:font-family="Arial" style:font-family-generic="swiss" style:font-pitch="variable" fo:font-size="6pt"/>
    </style:style>
    <style:style style:name="P11" style:family="paragraph">
      <style:paragraph-properties fo:margin-left="0cm" fo:margin-right="0cm" fo:text-indent="0cm"/>
      <style:text-properties fo:font-size="7pt"/>
    </style:style>
    <style:style style:name="P12" style:family="paragraph">
      <style:text-properties fo:font-size="7pt"/>
    </style:style>
    <style:style style:name="T1" style:family="text">
      <style:text-properties fo:font-size="4pt"/>
    </style:style>
    <style:style style:name="T2" style:family="text">
      <style:text-properties fo:font-family="Symbol" fo:font-size="4pt"/>
    </style:style>
    <style:style style:name="T3" style:family="text">
      <style:text-properties fo:font-family="Symbol" fo:font-size="6pt"/>
    </style:style>
    <style:style style:name="T4" style:family="text">
      <style:text-properties fo:font-size="12pt"/>
    </style:style>
    <style:style style:name="T5" style:family="text">
      <style:text-properties fo:font-size="8pt"/>
    </style:style>
    <style:style style:name="T6" style:family="text">
      <style:text-properties fo:font-size="10pt"/>
    </style:style>
    <style:style style:name="T7" style:family="text">
      <style:text-properties fo:font-family="Arial" style:font-family-generic="swiss" style:font-pitch="variable" fo:font-size="6pt"/>
    </style:style>
    <style:style style:name="T8" style:family="text">
      <style:text-properties style:text-position="0% 100%" fo:font-family="Symbol" fo:font-size="10pt" fo:font-style="normal"/>
    </style:style>
    <style:style style:name="T9" style:family="text">
      <style:text-properties style:text-position="-33% 58%" fo:font-family="Symbol" fo:font-size="10pt" fo:font-style="normal"/>
    </style:style>
    <style:style style:name="T10" style:family="text">
      <style:text-properties fo:font-family="Symbol" fo:font-size="7pt" fo:font-style="italic"/>
    </style:style>
    <style:style style:name="T11" style:family="text">
      <style:text-properties style:text-position="0% 100%" fo:font-family="Symbol" fo:font-size="7pt" fo:font-style="normal"/>
    </style:style>
    <style:style style:name="T12" style:family="text">
      <style:text-properties style:text-position="-33% 58%" fo:font-family="Symbol" fo:font-size="7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318cm" svg:height="0.325cm" draw:transform="rotate (-0.0195476876235195) translate (2.18cm 0.936cm)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318cm" svg:height="0.325cm" draw:transform="rotate (-0.0195476876235195) translate (2.418cm 1.145cm)">
          <text:p text:style-name="P2"><text:span text:style-name="T1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0.578cm" svg:height="0.437cm" draw:transform="rotate (-0.139800873085906) translate (2.084cm 0.774cm)">
          <draw:text-box>
            <text:p text:style-name="P4"><text:span text:style-name="T2">-</text:span></text:p>
          </draw:text-box>
        </draw:frame>
        <draw:custom-shape draw:style-name="gr4" draw:text-style-name="P1" draw:layer="layout" svg:width="0.463cm" svg:height="0.463cm" svg:x="0.385cm" svg:y="1.1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463cm" svg:height="0.463cm" svg:x="0.758cm" svg:y="1.436cm">
          <text:p text:style-name="P2"><text:span text:style-name="T3">-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layout" svg:width="0.179cm" svg:height="0.646cm" draw:transform="rotate (-2.42199340299326) translate (1.462cm 1.287cm)">
          <text:p text:style-name="P4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072cm" svg:height="0.618cm" draw:transform="rotate (-2.0907299109648) translate (2.281cm 1.056cm)">
          <text:p text:style-name="P4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7" draw:layer="layout" svg:width="0.824cm" svg:height="0.725cm" svg:x="0.417cm" svg:y="1.152cm">
          <draw:text-box>
            <text:p text:style-name="P4"><text:span text:style-name="T4">O</text:span></text:p>
          </draw:text-box>
        </draw:frame>
        <draw:frame draw:style-name="gr3" draw:text-style-name="P8" draw:layer="layout" svg:width="0.722cm" svg:height="0.569cm" draw:transform="rotate (0.120253185462387) translate (2.011cm 0.938cm)">
          <draw:text-box>
            <text:p text:style-name="P4"><text:span text:style-name="T5">O</text:span></text:p>
          </draw:text-box>
        </draw:frame>
        <draw:frame draw:style-name="gr3" draw:text-style-name="P9" draw:layer="layout" svg:width="0.752cm" svg:height="0.645cm" svg:x="1.174cm" svg:y="0.389cm">
          <draw:text-box>
            <text:p text:style-name="P4"><text:span text:style-name="T6">N</text:span></text:p>
          </draw:text-box>
        </draw:frame>
        <draw:frame draw:style-name="gr3" draw:text-style-name="P10" draw:layer="layout" svg:width="0.625cm" svg:height="0.489cm" svg:x="0.303cm" svg:y="1.133cm">
          <draw:text-box>
            <text:p text:style-name="P4"><text:span text:style-name="T7">+</text:span></text:p>
          </draw:text-box>
        </draw:frame>
        <draw:frame draw:style-name="gr3" draw:text-style-name="P9" draw:layer="layout" svg:width="0.891cm" svg:height="0.784cm" svg:x="0.235cm" svg:y="1.505cm">
          <draw:text-box>
            <text:p text:style-name="P4"><text:span text:style-name="T8">y</text:span><text:span text:style-name="T9">A</text:span></text:p>
          </draw:text-box>
        </draw:frame>
        <draw:frame draw:style-name="gr3" draw:text-style-name="P12" draw:layer="layout" svg:width="0.903cm" svg:height="0.623cm" svg:x="1.636cm" svg:y="1.006cm">
          <draw:text-box>
            <text:p text:style-name="P11"><text:span text:style-name="T10">-</text:span><text:span text:style-name="T11">y</text:span><text:span text:style-name="T1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175cm" fo:page-height="2.5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15:47:16</meta:creation-date>
    <dc:creator>Jussi Eloranta</dc:creator>
    <dc:date>2007-04-09T15:45:59</dc:date>
    <dc:language>en-US</dc:language>
    <meta:editing-cycles>81</meta:editing-cycles>
    <meta:editing-duration>PT4H41M4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